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0bc" officeooo:paragraph-rsid="001f70bc"/>
    </style:style>
    <style:style style:name="P2" style:family="paragraph" style:parent-style-name="Standard">
      <style:text-properties officeooo:rsid="002051d4" officeooo:paragraph-rsid="002051d4"/>
    </style:style>
    <style:style style:name="P3" style:family="paragraph" style:parent-style-name="Standard">
      <style:text-properties officeooo:rsid="00247b99" officeooo:paragraph-rsid="00247b99"/>
    </style:style>
    <style:style style:name="P4" style:family="paragraph" style:parent-style-name="Standard">
      <style:text-properties officeooo:rsid="0024e041" officeooo:paragraph-rsid="0024e041"/>
    </style:style>
    <style:style style:name="P5" style:family="paragraph" style:parent-style-name="Standard">
      <style:text-properties officeooo:rsid="002d8e55" officeooo:paragraph-rsid="002d8e55"/>
    </style:style>
    <style:style style:name="P6" style:family="paragraph" style:parent-style-name="Standard">
      <style:text-properties officeooo:rsid="002f7e11" officeooo:paragraph-rsid="002f7e11"/>
    </style:style>
    <style:style style:name="P7" style:family="paragraph" style:parent-style-name="Standard">
      <style:text-properties officeooo:rsid="00334f34" officeooo:paragraph-rsid="00334f34"/>
    </style:style>
    <style:style style:name="P8" style:family="paragraph" style:parent-style-name="Standard">
      <style:text-properties officeooo:rsid="00340570" officeooo:paragraph-rsid="00340570"/>
    </style:style>
    <style:style style:name="T1" style:family="text">
      <style:text-properties officeooo:rsid="00218260"/>
    </style:style>
    <style:style style:name="T2" style:family="text">
      <style:text-properties officeooo:rsid="0022ec36"/>
    </style:style>
    <style:style style:name="T3" style:family="text">
      <style:text-properties officeooo:rsid="0026c0a0"/>
    </style:style>
    <style:style style:name="T4" style:family="text">
      <style:text-properties officeooo:rsid="0027ad22"/>
    </style:style>
    <style:style style:name="T5" style:family="text">
      <style:text-properties officeooo:rsid="0029572f"/>
    </style:style>
    <style:style style:name="T6" style:family="text">
      <style:text-properties officeooo:rsid="002ac751"/>
    </style:style>
    <style:style style:name="T7" style:family="text">
      <style:text-properties officeooo:rsid="002bf093"/>
    </style:style>
    <style:style style:name="T8" style:family="text">
      <style:text-properties officeooo:rsid="002c1055"/>
    </style:style>
    <style:style style:name="T9" style:family="text">
      <style:text-properties officeooo:rsid="002dc6f8"/>
    </style:style>
    <style:style style:name="T10" style:family="text">
      <style:text-properties officeooo:rsid="003028a5"/>
    </style:style>
    <style:style style:name="T11" style:family="text">
      <style:text-properties officeooo:rsid="0030a314"/>
    </style:style>
    <style:style style:name="T12" style:family="text">
      <style:text-properties officeooo:rsid="00322984"/>
    </style:style>
    <style:style style:name="T13" style:family="text">
      <style:text-properties officeooo:rsid="003397dc"/>
    </style:style>
    <style:style style:name="T14" style:family="text">
      <style:text-properties officeooo:rsid="0034cc2f"/>
    </style:style>
    <style:style style:name="T15" style:family="text">
      <style:text-properties officeooo:rsid="0035daf4"/>
    </style:style>
    <style:style style:name="T16" style:family="text">
      <style:text-properties officeooo:rsid="00365d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2 </text:p>
      <text:p text:style-name="P1"/>
      <text:p text:style-name="P1">softwares funcionais </text:p>
      <text:p text:style-name="P1"/>
      <text:p text:style-name="P2">sistema operacional </text:p>
      <text:p text:style-name="P2"/>
      <text:p text:style-name="P2">- <text:span text:style-name="T1">o SO é um conjunto de tipos de programas administrativos e de supervisão que organizam todo o sistema. O </text:span><text:span text:style-name="T2">sistema</text:span><text:span text:style-name="T1"> operacional está para os computadores como o governo está para a nação</text:span></text:p>
      <text:p text:style-name="P2"/>
      <text:p text:style-name="P3">o sistema operacional e seu papel em sistema computacional </text:p>
      <text:p text:style-name="P4">´-<text:span text:style-name="T3">são tipos de programas, porem responsavel por permitir que usuario use o PC, é a interface entre usuario e o PC, </text:span><text:span text:style-name="T4">e sua respectivas ações</text:span></text:p>
      <text:p text:style-name="P4">-<text:span text:style-name="T5">todo dispositivo tem seu sistema operacional, seja <text:s/>celular ou PC </text:span></text:p>
      <text:p text:style-name="P4">-<text:span text:style-name="T6">kernel, núcleo do sistema operacional, onde fica os drives, </text:span><text:span text:style-name="T7">que são conjunto de instruções</text:span></text:p>
      <text:p text:style-name="P4">-<text:span text:style-name="T8">ele gerencia todos os softwares do pc </text:span></text:p>
      <text:p text:style-name="P4"/>
      <text:p text:style-name="P5">boot e reboot </text:p>
      <text:p text:style-name="P5">-<text:span text:style-name="T9">o SO é a primeira coisa a ser executada quando o PC é ligado </text:span></text:p>
      <text:p text:style-name="P5"/>
      <text:p text:style-name="P6">processo de boot em um computador</text:p>
      <text:p text:style-name="P6">-<text:span text:style-name="T11">BIOS</text:span><text:span text:style-name="T10"> ou firmware, é a partida do computador </text:span></text:p>
      <text:p text:style-name="P6">-<text:span text:style-name="T11">ele vem gravado na placa mãe do computador, quando ligado, realiza alguns testes, inicia os drives, e então carrega o SO</text:span></text:p>
      <text:p text:style-name="P6">-<text:span text:style-name="T11">o boot do SO fica em um local secundario para ser inicializado, geralmente HD ou SSD </text:span></text:p>
      <text:p text:style-name="P6">-<text:span text:style-name="T12">o kernel é carregado primeiro, depois os drives e depois os serviços do SO </text:span></text:p>
      <text:p text:style-name="P6"/>
      <text:p text:style-name="P7">reboot</text:p>
      <text:p text:style-name="P7">-<text:span text:style-name="T13">é quando o SO é reinicializado </text:span></text:p>
      <text:p text:style-name="P7"/>
      <text:p text:style-name="P8">o software e sua <text:span text:style-name="T14">função </text:span></text:p>
      <text:p text:style-name="P8">-<text:span text:style-name="T15">responsável por atender a demanda computação, qual passo a passo seguir </text:span></text:p>
      <text:p text:style-name="P8">-<text:span text:style-name="T16">ele é como se fosse o gestor do computador, dando suporte aos demais sistemas e ao hardware </text:span></text:p>
      <text:p text:style-name="P8">-</text:p>
      <text:p text:style-name="P7"/>
      <text:p text:style-name="P7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7:02:34.909000000</meta:creation-date>
    <dc:date>2024-01-15T18:19:44.928000000</dc:date>
    <meta:editing-duration>PT1H16M59S</meta:editing-duration>
    <meta:editing-cycles>25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22" meta:word-count="227" meta:character-count="1295" meta:non-whitespace-character-count="1074"/>
  </office:meta>
</office:document-meta>
</file>